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Heading_20_3">
      <style:text-properties fo:font-variant="normal" fo:text-transform="none" fo:color="#000000" style:font-name="Times New Roman" fo:letter-spacing="normal" fo:font-style="normal"/>
    </style:style>
    <style:style style:name="P4" style:family="paragraph" style:parent-style-name="Heading_20_4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/>
    </style:style>
    <style:style style:name="P5" style:family="paragraph" style:parent-style-name="Preformatted_20_Text" style:list-style-name="L1"/>
    <style:style style:name="P6" style:family="paragraph" style:parent-style-name="Preformatted_20_Text" style:list-style-name="L1">
      <style:text-properties officeooo:paragraph-rsid="0003cab3"/>
    </style:style>
    <style:style style:name="P7" style:family="paragraph" style:parent-style-name="Preformatted_20_Text" style:list-style-name="L1">
      <style:text-properties fo:font-variant="normal" fo:text-transform="none" fo:color="#000000" fo:letter-spacing="normal"/>
    </style:style>
    <style:style style:name="P8" style:family="paragraph" style:parent-style-name="Preformatted_20_Text" style:list-style-name="L1">
      <style:text-properties fo:font-variant="normal" fo:text-transform="none" fo:color="#000000" style:font-name="Times New Roman" fo:font-size="14pt" fo:letter-spacing="normal" fo:font-style="normal" fo:font-weight="normal"/>
    </style:style>
    <style:style style:name="P9" style:family="paragraph" style:parent-style-name="Preformatted_20_Text" style:list-style-name="L1">
      <style:text-properties fo:font-size="14pt" officeooo:rsid="00057ab1" officeooo:paragraph-rsid="00057ab1" style:font-size-asian="12.25pt" style:font-size-complex="14pt"/>
    </style:style>
    <style:style style:name="P10" style:family="paragraph" style:parent-style-name="Preformatted_20_Text" style:list-style-name="L1">
      <style:text-properties style:font-name="Times New Roman1" fo:font-size="14pt" officeooo:rsid="00057ab1" officeooo:paragraph-rsid="00057ab1" style:font-size-asian="12.25pt" style:font-size-complex="14pt"/>
    </style:style>
    <style:style style:name="P11" style:family="paragraph" style:parent-style-name="Preformatted_20_Text">
      <style:text-properties style:font-name="Times New Roman1" fo:font-size="14pt" officeooo:rsid="00057ab1" officeooo:paragraph-rsid="00057ab1" style:font-size-asian="12.25pt" style:font-size-complex="14pt"/>
    </style:style>
    <style:style style:name="P12" style:family="paragraph" style:parent-style-name="Preformatted_20_Text" style:list-style-name="L1">
      <style:paragraph-properties fo:margin-top="0in" fo:margin-bottom="0.1965in" style:contextual-spacing="false"/>
      <style:text-properties fo:font-variant="normal" fo:text-transform="none" fo:color="#000000" fo:letter-spacing="normal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style:text-position="-33% 80%"/>
    </style:style>
    <style:style style:name="T3" style:family="text">
      <style:text-properties style:text-position="-33% 80%" style:font-name="Times New Roman" fo:font-size="14pt" fo:font-style="normal" fo:font-weight="normal"/>
    </style:style>
    <style:style style:name="T4" style:family="text">
      <style:text-properties style:text-position="33% 80%" style:font-name="Times New Roman" fo:font-size="14pt" fo:font-style="normal" fo:font-weight="normal"/>
    </style:style>
    <style:style style:name="T5" style:family="text">
      <style:text-properties officeooo:rsid="0003cab3"/>
    </style:style>
    <style:style style:name="T6" style:family="text">
      <style:text-properties style:font-name="Times New Roman1" fo:font-size="14pt" fo:font-style="normal" fo:font-weight="normal"/>
    </style:style>
    <style:style style:name="T7" style:family="text">
      <style:text-properties style:font-name="Times New Roman1" fo:font-size="14pt" officeooo:rsid="0003cab3" style:font-size-asian="12.25pt" style:font-size-complex="14pt"/>
    </style:style>
    <style:style style:name="T8" style:family="text">
      <style:text-properties style:font-name="Times New Roman1" fo:font-size="14pt" officeooo:rsid="00057ab1" style:font-size-asian="12.25pt" style:font-size-complex="14pt"/>
    </style:style>
    <style:style style:name="T9" style:family="text">
      <style:text-properties officeooo:rsid="00057ab1"/>
    </style:style>
    <style:style style:name="T10" style:family="text">
      <style:text-properties officeooo:rsid="0005d194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AI:Final:Winter</text:h>
      <text:h text:style-name="P4" text:outline-level="4">Name: <text:span text:style-name="T5">Joshua Kendall (kenjos03@evergreen.edu)</text:span></text:h>
      <text:p text:style-name="P2">You may not discuss the questions with anyone. You may consult a textbook or Internet. Enter your answers with the questions into a word (doc) file and upload it to Canvas. Due Monday at 3pm.</text:p>
      <text:list xml:id="list2012488132843490085" text:style-name="L1">
        <text:list-item>
          <text:p text:style-name="P1">Bayesian network: Figure 14.2 shows a Bayesian network. I changed the probabilities. Compute P(Burglary | John calls and Mary doesn't)</text:p>
          <text:p text:style-name="P7"><text:s text:c="6"/><text:span text:style-name="T6">Burglary</text:span><text:span text:style-name="T1"> (p=.005) <text:s text:c="12"/>Earthquake <text:s/>(p=.001)</text:span></text:p>
          <text:p text:style-name="P7"><text:s text:c="17"/><text:span text:style-name="T1">\ <text:s text:c="15"/>/</text:span></text:p>
          <text:p text:style-name="P7"><text:s text:c="18"/><text:span text:style-name="T1">\ <text:s text:c="12"/>/</text:span></text:p>
          <text:p text:style-name="P7"><text:s text:c="20"/><text:span text:style-name="T1">Alarm <text:s text:c="3"/>B <text:s/>E <text:s/>| P(A)</text:span></text:p>
          <text:p text:style-name="P7"><text:s text:c="17"/><text:span text:style-name="T1">/ <text:s text:c="4"/>\ <text:s text:c="4"/>t <text:s/>t <text:s/>|.90</text:span></text:p>
          <text:p text:style-name="P7"><text:s text:c="16"/><text:span text:style-name="T1">/ <text:s text:c="7"/>\ <text:s text:c="3"/>t <text:s/>f <text:s/>|.86</text:span></text:p>
          <text:p text:style-name="P7"><text:s text:c="15"/><text:span text:style-name="T1">/ <text:s text:c="10"/>\ <text:s text:c="2"/>f <text:s/>t <text:s/>|.35</text:span></text:p>
          <text:p text:style-name="P7"><text:s text:c="14"/><text:span text:style-name="T1">/ <text:s text:c="13"/>\ <text:s/>f <text:s/>f <text:s/>|.01</text:span></text:p>
          <text:p text:style-name="P7"><text:s text:c="13"/><text:span text:style-name="T1">/ <text:s text:c="16"/>\</text:span></text:p>
          <text:p text:style-name="P7"><text:s text:c="12"/><text:span text:style-name="T1">/ <text:s text:c="19"/>\</text:span></text:p>
          <text:p text:style-name="P7"><text:s text:c="11"/><text:span text:style-name="T1">/ <text:s text:c="22"/>\</text:span></text:p>
          <text:p text:style-name="P7"><text:s text:c="6"/><text:span text:style-name="T1">Mary calls <text:s text:c="14"/>John calls</text:span></text:p>
          <text:p text:style-name="P7"><text:s text:c="7"/><text:span text:style-name="T1">A | <text:s/>P(M) <text:s text:c="17"/>A <text:s/>| <text:s/>P(J)</text:span></text:p>
          <text:p text:style-name="P7"><text:s text:c="7"/><text:span text:style-name="T1">t | .90 <text:s text:c="17"/><text:tab/> <text:s text:c="4"/>t <text:s/>| <text:s text:c="2"/>.60</text:span></text:p>
          <text:p text:style-name="P7"><text:s text:c="7"/><text:span text:style-name="T1">f | .05 <text:s text:c="16"/><text:tab/> <text:s text:c="3"/>f <text:s/>| <text:s text:c="2"/>.05</text:span></text:p>
          <text:p text:style-name="P6"/>
          <text:p text:style-name="P6"><text:span text:style-name="T7">P(</text:span><text:span text:style-name="T8">not M, J, Burglary) / P(not M, J)</text:span></text:p>
          <text:p text:style-name="P10">P(not M, J, Burglary) = P(not M|A) * P(not M|not A) * P(J|A) * P(J|not A) * P(B)</text:p>
          <text:p text:style-name="P10">= <text:span text:style-name="T10">0.1 * 0.95 * 0.6 * 0.5 * 0.005 = 0.0001425</text:span></text:p>
          <text:p text:style-name="P10"/>
        </text:list-item>
      </text:list>
      <text:p text:style-name="P11"><text:tab/><text:span text:style-name="T10">P(not M, J) = P(not M|A) * P(not M|not A) * P(J|A) * P(J|not A)</text:span></text:p>
      <text:p text:style-name="P11"><text:tab/><text:span text:style-name="T10">= 0.1 * 0.95 * 0.6 * 0.5 = 0.0285 </text:span></text:p>
      <text:p text:style-name="P11"><text:tab/></text:p>
      <text:list xml:id="list143232701593114" text:continue-numbering="true" text:style-name="L1">
        <text:list-header>
          <text:p text:style-name="P9"/>
          <text:p text:style-name="P12"><text:s text:c="4"/></text:p>
        </text:list-header>
        <text:list-item>
          <text:p text:style-name="P1">Decision tree. Given the following data, generate a decision tree that will predict play (yes or no). Draw the tree, describe the algorithm you used, give the confusion matrix. Explain the entries in the confusion matrix. Use folds = 7.</text:p>
          <text:p text:style-name="P8">@relation weather.symbolic</text:p>
          <text:p text:style-name="P5"/>
          <text:p text:style-name="P8"><text:soft-page-break/>@attribute outlook {sunny, overcast, rainy}</text:p>
          <text:p text:style-name="P8">@attribute temperature {hot, mild, cool}</text:p>
          <text:p text:style-name="P8">@attribute humidity {high, normal}</text:p>
          <text:p text:style-name="P8">@attribute windy {TRUE, FALSE}</text:p>
          <text:p text:style-name="P8">@attribute play {yes, no}</text:p>
          <text:p text:style-name="P5"/>
          <text:p text:style-name="P8">@data</text:p>
          <text:p text:style-name="P8">sunny,hot,high,FALSE,no</text:p>
          <text:p text:style-name="P8">sunny,hot,high,TRUE,no</text:p>
          <text:p text:style-name="P8">overcast,hot,high,FALSE,yes</text:p>
          <text:p text:style-name="P8">rainy,mild,high,FALSE,yes</text:p>
          <text:p text:style-name="P8">rainy,cool,normal,FALSE,yes</text:p>
          <text:p text:style-name="P8">rainy,cool,normal,TRUE,no</text:p>
          <text:p text:style-name="P8">overcast,cool,normal,TRUE,yes</text:p>
          <text:p text:style-name="P8">sunny,mild,high,FALSE,no</text:p>
          <text:p text:style-name="P8">sunny,cool,normal,FALSE,yes</text:p>
          <text:p text:style-name="P8">rainy,mild,normal,FALSE,yes</text:p>
          <text:p text:style-name="P8">sunny,mild,normal,TRUE,yes</text:p>
          <text:p text:style-name="P8">overcast,mild,high,TRUE,yes</text:p>
          <text:p text:style-name="P8">overcast,hot,normal,FALSE,yes</text:p>
          <text:p text:style-name="P8">rainy,mild,high,TRUE,no <text:s text:c="5"/></text:p>
          <text:p text:style-name="P5"/>
          <text:p text:style-name="P5"/>
          <text:p text:style-name="P8">treating all of the data above as training data, test the tree on the following data</text:p>
          <text:p text:style-name="P5"/>
          <text:p text:style-name="P8">@data</text:p>
          <text:p text:style-name="P8">rainy,hot,normal,FALSE,no</text:p>
          <text:p text:style-name="P8">sunny,hot,normal,TRUE,no</text:p>
          <text:p text:style-name="P5"/>
          <text:p text:style-name="P12"><text:s text:c="4"/></text:p>
        </text:list-item>
        <text:list-item>
          <text:p text:style-name="P1">Entropy. If a coin is tossed 100 times, where P(H) = .80 for each toss. Compute the entropy for the set of possible outcomes</text:p>
          <text:p text:style-name="P5"/>
          <text:p text:style-name="P5"/>
          <text:p text:style-name="P12"><text:s text:c="4"/></text:p>
        </text:list-item>
        <text:list-item>
          <text:p text:style-name="P1">Neural Networks. Using the perceptron learning algorithm to update the weights W<text:span text:style-name="T2">i</text:span>, where</text:p>
          <text:p text:style-name="P7"><text:s text:c="6"/><text:span text:style-name="T1">X = ∑ X</text:span><text:span text:style-name="T3">i</text:span><text:span text:style-name="T1"> W</text:span><text:span text:style-name="T3">i</text:span></text:p>
          <text:p text:style-name="P7"><text:s text:c="6"/><text:span text:style-name="T1">g(x) = 1 / (1 + e</text:span><text:span text:style-name="T4">-x</text:span><text:span text:style-name="T1">)</text:span></text:p>
          <text:p text:style-name="P7"><text:s text:c="6"/><text:span text:style-name="T1">g'(x) = e</text:span><text:span text:style-name="T4">-x</text:span><text:span text:style-name="T1"> / (1 + e</text:span><text:span text:style-name="T4">-x</text:span><text:span text:style-name="T1">)</text:span><text:span text:style-name="T4">2</text:span></text:p>
          <text:p text:style-name="P7"><text:soft-page-break/><text:s text:c="6"/><text:span text:style-name="T1">X</text:span><text:span text:style-name="T3">0</text:span><text:span text:style-name="T1"> = 1</text:span></text:p>
          <text:p text:style-name="P7"><text:s text:c="6"/><text:span text:style-name="T1">initially: W</text:span><text:span text:style-name="T3">0</text:span><text:span text:style-name="T1"> = -0.5, <text:s/>W</text:span><text:span text:style-name="T3">1</text:span><text:span text:style-name="T1"> = 0.5, <text:s/>W</text:span><text:span text:style-name="T3">2</text:span><text:span text:style-name="T1"> = 0.5</text:span></text:p>
          <text:p text:style-name="P7"><text:s text:c="6"/><text:span text:style-name="T1">step size α = .05</text:span></text:p>
          <text:p text:style-name="P7"><text:s text:c="6"/><text:span text:style-name="T1">@data</text:span></text:p>
          <text:p text:style-name="P7"><text:s text:c="6"/><text:span text:style-name="T1">X</text:span><text:span text:style-name="T3">1</text:span><text:span text:style-name="T1"> | <text:s/>X</text:span><text:span text:style-name="T3">2</text:span><text:span text:style-name="T1"> <text:s text:c="2"/>| <text:s/>Y</text:span></text:p>
          <text:p text:style-name="P7"><text:s text:c="6"/><text:span text:style-name="T1">1 <text:s/>| <text:s/>0 <text:s text:c="3"/>| <text:s/>0</text:span></text:p>
          <text:p text:style-name="P5"/>
          <text:p text:style-name="P5"/>
          <text:p text:style-name="P7"><text:s text:c="6"/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12"><text:s text:c="4"/></text:p>
        </text:list-item>
        <text:list-item>
          <text:p text:style-name="P1">Given 2 images from 2 cameras which are convergent on a distant object. Suppose the baseline is 20cm and the angle each camera makes with the baseline is 57 deg. How far is the object?</text:p>
          <text:p text:style-name="P12"><text:s text:c="2"/></text:p>
        </text:list-item>
        <text:list-item>
          <text:p text:style-name="P1">Suppose a camera is pointing horizontally at a rectangular object. Compute the height of the object, given that its height in the image is 50 pixels, 1 pixel corresponds to 0.5 deg, the focal length f = 2.5cm, and the distance from the camera is 125cm.</text:p>
          <text:p text:style-name="P7"><text:s text:c="6"/></text:p>
          <text:p text:style-name="P5"/>
          <text:p text:style-name="P5"/>
          <text:p text:style-name="P5"/>
          <text:p text:style-name="P5"/>
          <text:p text:style-name="P7"><text:s text:c="6"/></text:p>
          <text:p text:style-name="P12"><text:s text:c="4"/></text:p>
        </text:list-item>
        <text:list-item>
          <text:p text:style-name="P1">What is a regression tree? Give an example of where you would use it.</text:p>
          <text:p text:style-name="P5"/>
          <text:p text:style-name="P5"/>
          <text:p text:style-name="P12"><text:s text:c="4"/></text:p>
        </text:list-item>
        <text:list-item>
          <text:p text:style-name="P1">Use Octave to generate a Gaussian pyramid of the image here.</text:p>
          <text:p text:style-name="P5"/>
          <text:p text:style-name="P5"/>
          <text:p text:style-name="P12"><text:s text:c="4"/></text:p>
        </text:list-item>
        <text:list-item>
          <text:p text:style-name="P1">Drunkard's probability distribution at time n can be generated from the initial <text:soft-page-break/>probability distribution using convolution. Suppose the drunkard starts at 0 with probability 1 and the probability evolves as follows, determine the convolution mask that would generate the next probabilities from the previous row:</text:p>
          <text:p text:style-name="P7"><text:s text:c="22"/><text:span text:style-name="T1">1</text:span></text:p>
          <text:p text:style-name="P7"><text:s text:c="16"/><text:span text:style-name="T1">1/2 <text:s text:c="2"/>0 <text:s/>1/2</text:span></text:p>
          <text:p text:style-name="P7"><text:s text:c="12"/><text:span text:style-name="T1">1/4 <text:s/>0 <text:s text:c="2"/>1/2 <text:s/>0 <text:s/>1/4</text:span></text:p>
          <text:p text:style-name="P5"/>
          <text:p text:style-name="P12"><text:s text:c="4"/></text:p>
        </text:list-item>
        <text:list-item>
          <text:p text:style-name="P1">Write the formula for variance, apply it to the following data: Notice that instead of 1/n we use the probability p<text:span text:style-name="T2">i</text:span></text:p>
          <text:p text:style-name="P7">∑ <text:span text:style-name="T1">p</text:span><text:span text:style-name="T3">i</text:span><text:span text:style-name="T1"> (X</text:span><text:span text:style-name="T3">i</text:span><text:span text:style-name="T1"> - X)</text:span><text:span text:style-name="T4">2</text:span><text:span text:style-name="T1"> = ∑ p</text:span><text:span text:style-name="T3">i</text:span><text:span text:style-name="T1"> X</text:span><text:span text:style-name="T3">i</text:span><text:span text:style-name="T4">2</text:span><text:span text:style-name="T1"> - <text:s/>??</text:span></text:p>
          <text:p text:style-name="P12"><text:s text:c="2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25:34.473858254</meta:creation-date>
    <dc:date>2015-03-03T14:32:31.860255288</dc:date>
    <meta:editing-duration>PT6M16S</meta:editing-duration>
    <meta:editing-cycles>1</meta:editing-cycles>
    <meta:document-statistic meta:table-count="0" meta:image-count="0" meta:object-count="0" meta:page-count="4" meta:paragraph-count="85" meta:word-count="569" meta:character-count="3799" meta:non-whitespace-character-count="2698"/>
    <meta:generator>LibreOffice/4.2.6.3$Linux_X86_64 LibreOffice_project/420$Build-3</meta:generator>
  </office:meta>
</office:document-meta>
</file>